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he3servers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he3servers.A" style:family="table-column">
      <style:table-column-properties style:column-width="2.3083in" style:rel-column-width="21845*"/>
    </style:style>
    <style:style style:name="The3servers.C" style:family="table-column">
      <style:table-column-properties style:column-width="2.3083in" style:rel-column-width="21844*"/>
    </style:style>
    <style:style style:name="The3servers.1" style:family="table-row">
      <style:table-row-properties fo:keep-together="auto"/>
    </style:style>
    <style:style style:name="The3serv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he3serv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e3serv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he3serv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style:font-name="Liberation Mono" fo:font-size="9pt" style:font-size-asian="9pt" style:font-size-complex="9pt"/>
    </style:style>
    <style:style style:name="P2" style:family="paragraph" style:parent-style-name="Heading_20_1">
      <style:text-properties officeooo:rsid="000574b8" officeooo:paragraph-rsid="000574b8"/>
    </style:style>
    <style:style style:name="P3" style:family="paragraph" style:parent-style-name="Heading_20_1">
      <style:text-properties officeooo:rsid="00076b8c" officeooo:paragraph-rsid="00076b8c"/>
    </style:style>
    <style:style style:name="P4" style:family="paragraph" style:parent-style-name="Heading_20_1">
      <style:text-properties officeooo:rsid="0008b1be" officeooo:paragraph-rsid="0008b1be"/>
    </style:style>
    <style:style style:name="P5" style:family="paragraph" style:parent-style-name="Heading_20_2">
      <style:text-properties officeooo:rsid="00076b8c" officeooo:paragraph-rsid="00076b8c"/>
    </style:style>
    <style:style style:name="P6" style:family="paragraph" style:parent-style-name="Heading_20_2">
      <style:text-properties officeooo:rsid="0008b1be" officeooo:paragraph-rsid="0008b1be"/>
    </style:style>
    <style:style style:name="P7" style:family="paragraph" style:parent-style-name="Heading_20_2">
      <style:text-properties officeooo:rsid="00093241" officeooo:paragraph-rsid="00093241"/>
    </style:style>
    <style:style style:name="P8" style:family="paragraph" style:parent-style-name="Heading_20_3">
      <style:text-properties officeooo:rsid="00093241" officeooo:paragraph-rsid="00093241"/>
    </style:style>
    <style:style style:name="P9" style:family="paragraph" style:parent-style-name="Preformatted_20_Text">
      <style:text-properties officeooo:paragraph-rsid="00076b8c"/>
    </style:style>
    <style:style style:name="P10" style:family="paragraph" style:parent-style-name="Preformatted_20_Text">
      <style:text-properties officeooo:paragraph-rsid="00093241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6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4b8" officeooo:paragraph-rsid="00057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b8c" officeooo:paragraph-rsid="00076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/>
      <style:text-properties officeooo:rsid="000539cc" officeooo:paragraph-rsid="000539cc"/>
    </style:style>
    <style:style style:name="P17" style:family="paragraph" style:parent-style-name="Text_20_body">
      <style:text-properties officeooo:paragraph-rsid="000574b8"/>
    </style:style>
    <style:style style:name="P18" style:family="paragraph" style:parent-style-name="Text_20_body">
      <style:text-properties officeooo:rsid="00076b8c" officeooo:paragraph-rsid="00076b8c"/>
    </style:style>
    <style:style style:name="P19" style:family="paragraph" style:parent-style-name="Text_20_body">
      <style:text-properties officeooo:rsid="00076b8c" officeooo:paragraph-rsid="0008b1be"/>
    </style:style>
    <style:style style:name="P20" style:family="paragraph" style:parent-style-name="Text_20_body">
      <style:text-properties officeooo:paragraph-rsid="00076b8c"/>
    </style:style>
    <style:style style:name="P21" style:family="paragraph" style:parent-style-name="Text_20_body">
      <style:text-properties officeooo:rsid="00093241" officeooo:paragraph-rsid="00093241"/>
    </style:style>
    <style:style style:name="P22" style:family="paragraph" style:parent-style-name="Text_20_body">
      <style:text-properties officeooo:paragraph-rsid="00093241"/>
    </style:style>
    <style:style style:name="P23" style:family="paragraph" style:parent-style-name="Title">
      <style:text-properties officeooo:rsid="000539cc" officeooo:paragraph-rsid="000539cc"/>
    </style:style>
    <style:style style:name="T1" style:family="text">
      <style:text-properties fo:color="#4e9a06"/>
    </style:style>
    <style:style style:name="T2" style:family="text">
      <style:text-properties fo:color="#729fcf" fo:font-weight="bold"/>
    </style:style>
    <style:style style:name="T3" style:family="text">
      <style:text-properties fo:color="#729fcf" style:font-weight-asian="bold"/>
    </style:style>
    <style:style style:name="T4" style:family="text">
      <style:text-properties fo:color="#eafb05" fo:font-weight="bold"/>
    </style:style>
    <style:style style:name="T5" style:family="text">
      <style:text-properties fo:color="#34e2e2" fo:font-weight="bold"/>
    </style:style>
    <style:style style:name="T6" style:family="text">
      <style:text-properties fo:color="#75507b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Web Assessment</text:p>
      <text:p text:style-name="P16">Jeff Silverman</text:p>
      <text:p text:style-name="P16"/>
      <text:h text:style-name="P2" text:outline-level="1">The three servers</text:h>
      <table:table table:name="The3servers" table:style-name="The3servers" table:template-name="Default Style">
        <table:table-column table:style-name="The3servers.A" table:number-columns-repeated="2"/>
        <table:table-column table:style-name="The3servers.C"/>
        <table:table-row table:style-name="The3servers.1">
          <table:table-cell table:style-name="The3servers.A1" office:value-type="string">
            <text:p text:style-name="P14">Server name</text:p>
          </table:table-cell>
          <table:table-cell table:style-name="The3servers.A1" office:value-type="string">
            <text:p text:style-name="P14">IP address (for my reference only)</text:p>
          </table:table-cell>
          <table:table-cell table:style-name="The3servers.C1" office:value-type="string">
            <text:p text:style-name="P14">Username/password (for my reference only)</text:p>
          </table:table-cell>
        </table:table-row>
        <table:table-row table:style-name="TableLine94449978089776">
          <table:table-cell table:style-name="The3servers.A2" office:value-type="string">
            <text:p text:style-name="P14">Lazy sysadmin</text:p>
          </table:table-cell>
          <table:table-cell table:style-name="The3servers.A2" office:value-type="string">
            <text:p text:style-name="P13">192.168.0.15</text:p>
          </table:table-cell>
          <table:table-cell table:style-name="The3servers.C2" office:value-type="string">
            <text:p text:style-name="P15">jeffs</text:p>
          </table:table-cell>
        </table:table-row>
        <table:table-row table:style-name="TableLine94449978089776">
          <table:table-cell table:style-name="The3servers.A2" office:value-type="string">
            <text:p text:style-name="P12"/>
          </table:table-cell>
          <table:table-cell table:style-name="The3servers.A2" office:value-type="string">
            <text:p text:style-name="P12"/>
          </table:table-cell>
          <table:table-cell table:style-name="The3servers.C2" office:value-type="string">
            <text:p text:style-name="P12"/>
          </table:table-cell>
        </table:table-row>
        <table:table-row table:style-name="TableLine94449978089776">
          <table:table-cell table:style-name="The3servers.A2" office:value-type="string">
            <text:p text:style-name="P12"/>
          </table:table-cell>
          <table:table-cell table:style-name="The3servers.A2" office:value-type="string">
            <text:p text:style-name="P12"/>
          </table:table-cell>
          <table:table-cell table:style-name="The3servers.C2" office:value-type="string">
            <text:p text:style-name="P12"/>
          </table:table-cell>
        </table:table-row>
      </table:table>
      <text:p text:style-name="P17"/>
      <text:h text:style-name="P3" text:outline-level="1">Testing with nikto</text:h>
      <text:p text:style-name="P19">The version of nikto that comes bundled with Kali linux is 2.1.6. <text:s/>The -update option does not work, hence nikto was not run with the latest and greatest databases.</text:p>
      <text:h text:style-name="P6" text:outline-level="2">Lazy sysadmin</text:h>
      <text:p text:style-name="P9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nikto</text:span> <text:span text:style-name="T6">-host</text:span> 192.168.0.15 <text:span text:style-name="T6">-output</text:span> <text:span text:style-name="T7">lazy_sysadmin_nikto_01.txt</text:span> <text:s/><text:span text:style-name="T6">-Format</text:span> text</text:p>
      <text:p text:style-name="Preformatted_20_Text">- Nikto v2.1.6</text:p>
      <text:p text:style-name="Preformatted_20_Text">---------------------------------------------------------------------------</text:p>
      <text:p text:style-name="Preformatted_20_Text">+ Target IP: <text:s text:c="9"/>192.168.0.15</text:p>
      <text:p text:style-name="Preformatted_20_Text">+ Target Hostname: <text:s text:c="3"/>192.168.0.15</text:p>
      <text:p text:style-name="Preformatted_20_Text">+ Target Port: <text:s text:c="7"/>80</text:p>
      <text:p text:style-name="Preformatted_20_Text">+ Start Time: <text:s text:c="8"/>2022-03-27 04:39:26 (GMT-4)</text:p>
      <text:p text:style-name="Preformatted_20_Text">---------------------------------------------------------------------------</text:p>
      <text:p text:style-name="Preformatted_20_Text">+ Server: Apache/2.4.7 (Ubuntu)</text:p>
      <text:p text:style-name="Preformatted_20_Text">+ The anti-clickjacking X-Frame-Options header is not present.</text:p>
      <text:p text:style-name="Preformatted_20_Text">+ The X-XSS-Protection header is not defined. This header can hint to the user agent to protect against some forms of XSS</text:p>
      <text:p text:style-name="Preformatted_20_Text">+ The X-Content-Type-Options header is not set. This could allow the user agent to render the content of the site in a different fashion to the MIME type</text:p>
      <text:p text:style-name="Preformatted_20_Text">+ No CGI Directories found (use &amp;apos;-C all&amp;apos; to force check all possible dirs)</text:p>
      <text:p text:style-name="Preformatted_20_Text">+ OSVDB-3268: /old/: Directory indexing found.</text:p>
      <text:p text:style-name="Preformatted_20_Text">+ Entry &amp;apos;/old/&amp;apos; in robots.txt returned a non-forbidden or redirect HTTP code (200)</text:p>
      <text:p text:style-name="Preformatted_20_Text">+ OSVDB-3268: /test/: Directory indexing found.</text:p>
      <text:p text:style-name="Preformatted_20_Text">+ Entry &amp;apos;/test/&amp;apos; in robots.txt returned a non-forbidden or redirect HTTP code (200)</text:p>
      <text:p text:style-name="Preformatted_20_Text">+ OSVDB-3268: /Backnode_files/: Directory indexing found.</text:p>
      <text:p text:style-name="Preformatted_20_Text"><text:soft-page-break/>+ Entry &amp;apos;/Backnode_files/&amp;apos; in robots.txt returned a non-forbidden or redirect HTTP code (200)</text:p>
      <text:p text:style-name="Preformatted_20_Text">+ "robots.txt" contains 4 entries which should be manually viewed.</text:p>
      <text:p text:style-name="Preformatted_20_Text">+ Apache/2.4.7 appears to be outdated (current is at least Apache/2.4.37). Apache 2.2.34 is the EOL for the 2.x branch.</text:p>
      <text:p text:style-name="Preformatted_20_Text">+ Server may leak inodes via ETags, header found with file /, inode: 8ce8, size: 5560ea23d23c0, mtime: gzip</text:p>
      <text:p text:style-name="Preformatted_20_Text">+ Allowed HTTP Methods: POST, OPTIONS, GET, HEAD </text:p>
      <text:p text:style-name="Preformatted_20_Text">+ OSVDB-3268: /apache/: Directory indexing found.</text:p>
      <text:p text:style-name="Preformatted_20_Text">+ OSVDB-3092: /apache/: This might be interesting...</text:p>
      <text:p text:style-name="Preformatted_20_Text">+ OSVDB-3092: /old/: This might be interesting...</text:p>
      <text:p text:style-name="Preformatted_20_Text">+ Retrieved x-powered-by header: PHP/5.5.9-1ubuntu4.22</text:p>
      <text:p text:style-name="Preformatted_20_Text">+ Uncommon header &amp;apos;x-ob_mode&amp;apos; found, with contents: 0</text:p>
      <text:p text:style-name="Preformatted_20_Text">+ OSVDB-3092: /test/: This might be interesting...</text:p>
      <text:p text:style-name="Preformatted_20_Text">+ /info.php: Output from the phpinfo() function was found.</text:p>
      <text:p text:style-name="Preformatted_20_Text">+ OSVDB-3233: /info.php: PHP is installed, and a test script which runs phpinfo() was found. This gives a lot of system information.</text:p>
      <text:p text:style-name="Preformatted_20_Text">+ OSVDB-3233: /icons/README: Apache default file found.</text:p>
      <text:p text:style-name="Preformatted_20_Text">+ OSVDB-5292: /info.php?file=http://cirt.net/rfiinc.txt?: RFI from RSnake&amp;apos;s list (http://ha.ckers.org/weird/rfi-locations.dat) or from http://osvdb.org/</text:p>
      <text:p text:style-name="Preformatted_20_Text">+ /phpmyadmin/: phpMyAdmin directory found</text:p>
      <text:p text:style-name="Preformatted_20_Text">+ 8071 requests: 0 error(s) and 24 item(s) reported on remote host</text:p>
      <text:p text:style-name="Preformatted_20_Text">+ End Time: <text:s text:c="10"/>2022-03-27 04:40:16 (GMT-4) (50 seconds)</text:p>
      <text:p text:style-name="Preformatted_20_Text">---------------------------------------------------------------------------</text:p>
      <text:p text:style-name="Preformatted_20_Text">+ 1 host(s) tested</text:p>
      <text:p text:style-name="Preformatted_20_Text"/>
      <text:p text:style-name="Preformatted_20_Text">real <text:s text:c="3"/>50.35s</text:p>
      <text:p text:style-name="Preformatted_20_Text">user <text:s text:c="3"/>7.55s</text:p>
      <text:p text:style-name="Preformatted_20_Text">sys <text:s text:c="4"/>0.90s</text:p>
      <text:p text:style-name="Preformatted_20_Text">cpu <text:s text:c="4"/>1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11"><text:span text:style-name="T1">└─</text:span><text:span text:style-name="T2">$</text:span> </text:p>
      <text:h text:style-name="P4" text:outline-level="1">Testing with gobuster</text:h>
      <text:p text:style-name="P20"/>
      <text:h text:style-name="P7" text:outline-level="2">Lazy sysadmin</text:h>
      <text:p text:style-name="P10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<text:soft-page-break/>[+] Timeout: <text:s text:c="16"/>10s</text:p>
      <text:p text:style-name="Preformatted_20_Text">===============================================================</text:p>
      <text:p text:style-name="Preformatted_20_Text">2022/03/27 04:54:31 Starting gobuster in directory enumeration mode</text:p>
      <text:p text:style-name="Preformatted_20_Text">===============================================================</text:p>
      <text:p text:style-name="Preformatted_20_Text">/wordpress <text:s text:c="11"/>(Status: 301) [Size: 315] [--&gt; http://192.168.0.15/wordpress/]</text:p>
      <text:p text:style-name="Preformatted_20_Text">/wp <text:s text:c="18"/>(Status: 301) [Size: 308] [--&gt; http://192.168.0.15/wp/] <text:s text:c="6"/></text:p>
      <text:p text:style-name="Preformatted_20_Text">/apache <text:s text:c="14"/>(Status: 301) [Size: 312] [--&gt; http://192.168.0.15/apache/] <text:s text:c="2"/></text:p>
      <text:p text:style-name="Preformatted_20_Text">/javascript <text:s text:c="10"/>(Status: 301) [Size: 316] [--&gt; http://192.168.0.15/javascript/]</text:p>
      <text:p text:style-name="Preformatted_20_Text">/old <text:s text:c="17"/>(Status: 301) [Size: 309] [--&gt; http://192.168.0.15/old/] <text:s text:c="6"/></text:p>
      <text:p text:style-name="Preformatted_20_Text">/test <text:s text:c="16"/>(Status: 301) [Size: 310] [--&gt; http://192.168.0.15/test/] <text:s text:c="5"/></text:p>
      <text:p text:style-name="Preformatted_20_Text">/phpmyadmin <text:s text:c="10"/>(Status: 301) [Size: 316] [--&gt; http://192.168.0.15/phpmyadmin/]</text:p>
      <text:p text:style-name="Preformatted_20_Text"><text:s text:c="85"/></text:p>
      <text:p text:style-name="Preformatted_20_Text">===============================================================</text:p>
      <text:p text:style-name="Preformatted_20_Text">2022/03/27 04:54:51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1s</text:p>
      <text:p text:style-name="Preformatted_20_Text">user <text:s text:c="3"/>8.12s</text:p>
      <text:p text:style-name="Preformatted_20_Text">sys <text:s text:c="4"/>6.83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11"><text:span text:style-name="T1">└─</text:span><text:span text:style-name="T2">$</text:span></text:p>
      <text:p text:style-name="P10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2:04 Starting gobuster in directory enumeration mode</text:p>
      <text:p text:style-name="Preformatted_20_Text">===============================================================</text:p>
      <text:p text:style-name="Preformatted_20_Text">http://192.168.0.15/wordpress <text:s text:c="11"/>(Status: 301) [Size: 315] [--&gt; http://192.168.0.15/wordpress/]</text:p>
      <text:p text:style-name="Preformatted_20_Text">http://192.168.0.15/test <text:s text:c="16"/>(Status: 301) [Size: 310] [--&gt; http://192.168.0.15/test/] <text:s text:c="4"/></text:p>
      <text:p text:style-name="Preformatted_20_Text">http://192.168.0.15/wp <text:s text:c="18"/>(Status: 301) [Size: 308] [--&gt; http://192.168.0.15/wp/] <text:s text:c="6"/></text:p>
      <text:p text:style-name="Preformatted_20_Text">http://192.168.0.15/apache <text:s text:c="14"/>(Status: 301) [Size: 312] [--&gt; http://192.168.0.15/apache/] <text:s text:c="2"/></text:p>
      <text:p text:style-name="Preformatted_20_Text">http://192.168.0.15/old <text:s text:c="17"/>(Status: 301) [Size: 309] [--&gt; http://192.168.0.15/old/] <text:s text:c="5"/></text:p>
      <text:p text:style-name="Preformatted_20_Text"><text:soft-page-break/>http://192.168.0.15/javascript <text:s text:c="10"/>(Status: 301) [Size: 316] [--&gt; http://192.168.0.15/javascript/]</text:p>
      <text:p text:style-name="Preformatted_20_Text">http://192.168.0.15/phpmyadmin <text:s text:c="10"/>(Status: 301) [Size: 316] [--&gt; http://192.168.0.15/phpmyadmin/]</text:p>
      <text:p text:style-name="Preformatted_20_Text"><text:s text:c="104"/></text:p>
      <text:p text:style-name="Preformatted_20_Text">===============================================================</text:p>
      <text:p text:style-name="Preformatted_20_Text">2022/03/27 05:02:24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2s</text:p>
      <text:p text:style-name="Preformatted_20_Text">user <text:s text:c="3"/>7.57s</text:p>
      <text:p text:style-name="Preformatted_20_Text">sys <text:s text:c="4"/>7.35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/wordpress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/wordpress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7:30 Starting gobuster in directory enumeration mode</text:p>
      <text:p text:style-name="Preformatted_20_Text">===============================================================</text:p>
      <text:p text:style-name="Preformatted_20_Text">http://192.168.0.15/wordpress/wp-content <text:s text:c="10"/>(Status: 301) [Size: 326] [--&gt; http://192.168.0.15/wordpress/wp-content/]</text:p>
      <text:p text:style-name="Preformatted_20_Text">http://192.168.0.15/wordpress/wp-includes <text:s text:c="9"/>(Status: 301) [Size: 327] [--&gt; http://192.168.0.15/wordpress/wp-includes/]</text:p>
      <text:p text:style-name="Preformatted_20_Text">http://192.168.0.15/wordpress/wp-admin <text:s text:c="12"/>(Status: 301) [Size: 324] [--&gt; http://192.168.0.15/wordpress/wp-admin/] <text:s text:c="2"/></text:p>
      <text:p text:style-name="Preformatted_20_Text"><text:s text:c="125"/></text:p>
      <text:p text:style-name="Preformatted_20_Text">===============================================================</text:p>
      <text:p text:style-name="Preformatted_20_Text">2022/03/27 05:07:51 Finished</text:p>
      <text:p text:style-name="Preformatted_20_Text">===============================================================</text:p>
      <text:p text:style-name="Preformatted_20_Text"/>
      <text:p text:style-name="Preformatted_20_Text">real <text:s text:c="3"/>21.54s</text:p>
      <text:p text:style-name="Preformatted_20_Text">user <text:s text:c="3"/>7.86s</text:p>
      <text:p text:style-name="Preformatted_20_Text">sys <text:s text:c="4"/>7.36s</text:p>
      <text:p text:style-name="Preformatted_20_Text">cpu <text:s text:c="4"/>70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/old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/old</text:p>
      <text:p text:style-name="Preformatted_20_Text"><text:soft-page-break/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9:51 Starting gobuster in directory enumeration mode</text:p>
      <text:p text:style-name="Preformatted_20_Text">===============================================================</text:p>
      <text:p text:style-name="Preformatted_20_Text"><text:s text:c="32"/></text:p>
      <text:p text:style-name="Preformatted_20_Text">===============================================================</text:p>
      <text:p text:style-name="Preformatted_20_Text">2022/03/27 05:10:11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9s</text:p>
      <text:p text:style-name="Preformatted_20_Text">user <text:s text:c="3"/>8.14s</text:p>
      <text:p text:style-name="Preformatted_20_Text">sys <text:s text:c="4"/>6.92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/text:p>
      <text:p text:style-name="P11"/>
      <text:p text:style-name="P22"/>
      <text:p text:style-name="P22"/>
      <text:p text:style-name="P22"/>
      <text:h text:style-name="P8" text:outline-level="3">Where gobuster failed</text:h>
      <text:p text:style-name="P21">There is a directory, Backnode_files, that gobuster missed.</text:p>
      <text:p text:style-name="P20"/>
      <text:p text:style-name="P20"/>
      <text:h text:style-name="P3" text:outline-level="1">Comments</text:h>
      <text:h text:style-name="P5" text:outline-level="2">Nikto</text:h>
      <text:p text:style-name="P20"/>
      <text:p text:style-name="P18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style:font-name="Liberation Mono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full">/home/jeffs/Coding_DoJo/WebAssessment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01:13:28.534083508</meta:creation-date>
    <dc:date>2022-03-27T02:10:58.497931476</dc:date>
    <meta:editing-duration>PT10M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5" meta:paragraph-count="189" meta:word-count="868" meta:character-count="10591" meta:non-whitespace-character-count="7852"/>
  </office:meta>
</office:document-meta>
</file>